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0pt" style:font-size-asian="10pt" style:font-size-complex="10pt"/>
    </style:style>
    <style:style style:name="P2" style:family="paragraph" style:parent-style-name="Standard"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elated Work:</text:p>
      <text:p text:style-name="P1"/>
      <text:p text:style-name="P1">Past studies have established the risks that the Internet can pose to young children and the need for online protection, with focus on raising awareness [1, 3, 8, 10]. There have also been studies on using firewalls to control Internet access [2, 4]. Whitelist implementations have been looked at to prevent specific web-based attacks [5, 7]. Prior work also includes web-page classification mechanisms [6, 9, 11] with the intent of identifying content and controlling access and TCP-reset attacks [12].</text:p>
      <text:p text:style-name="P1"/>
      <text:p text:style-name="P1"/>
      <text:p text:style-name="P1"/>
      <text:p text:style-name="P1">1) Cherry D. - The Basics of Digital: Privacy Simple Tools to Protect your Personal Information and Your Identity Online - 2014</text:p>
      <text:p text:style-name="P1">2) Ivanovic I. - Distribution of web traffic toward the centralized cloud firewall system - RoEduNet International Conference 12th Edition - 2013</text:p>
      <text:p text:style-name="P1">3) Holloway D., Green L. and Livingstone S. - Zero to eight. Young children and their internet use - LSE, London: EU Kids Online - 2013</text:p>
      <text:p text:style-name="P1">Risks and safety on the internet: the UK report - Livingstone, S., Haddon, L., Gorzig, A. and Olafsson, K. (2011) LSE, London: EU Kids Online</text:p>
      <text:p text:style-name="P1">4) Nguyen H., Torrano-Gimenez C., Alvarez G., Franke K. and Petrović S.- Enhancing the effectiveness of Web Application Firewalls by generic feature selection - Conference on Computational Intelligence in Security for Information Systems - 2012</text:p>
      <text:p text:style-name="P1">5) Han W., Cao Y., Bertino E. and Yong J. - Using automated individual white-list to protect web digital identities - Export Systems with Applications - 2012</text:p>
      <text:p text:style-name="P1">6) Baykan E., Henzinger M., Marian L. and Weber I. - A Comprehensive Study of Features and Algorithms for URL-Based Topic Classification - ACM Transactions on the Web - 2011</text:p>
      <text:p text:style-name="P1">7) Iha, G. and Doi, H. - An Implementation of the Binding Mechanism in the Web Browser for Preventing XSS Attacks: Introducing the Bind-Value Headers - International Conference on Availability, Reliability and Security - 2009</text:p>
      <text:p text:style-name="P1">8) Livingstone S. and Helsper, E. J. - Parental Mediation of Children's Internet Use - Journal of Broadcasting and Electronic Media, Volume 52, Issue 4 - 2008</text:p>
      <text:p text:style-name="P1">9) Chen Z., Wu O., Zhu M. and Hu W. - A Novel Web Page Filtering System by Combining Texts and Images - IEEE/WIC/ACM International Conference on Web Intelligence - 2006</text:p>
      <text:p text:style-name="P1">10) Ybarra, M. L. and Mitchell, K. J. - Exposure to Internet pornography among children and adolescents: A national survey - CyberPsychology &amp; Behavior - 2005</text:p>
      <text:p text:style-name="P1">11) Ho, W.H.and Watters, P.A. - Statistical and Structural Approaches to Filtering Internet Pornography - IEEE Internal Conference on Systems, Man and Cybernetics - 2004</text:p>
      <text:p text:style-name="P1">12) Watson, P. - Slipping in the Window: TCP Reset attacks - CanSecWest 2004 Security Conference - 2004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5M9S</meta:editing-duration>
    <meta:editing-cycles>6</meta:editing-cycles>
    <meta:generator>OpenOffice/4.1.1$Win32 OpenOffice.org_project/411m6$Build-9775</meta:generator>
    <dc:date>2014-12-11T11:50:12.20</dc:date>
    <dc:creator>Chaitu Achan</dc:creator>
    <meta:document-statistic meta:table-count="0" meta:image-count="0" meta:object-count="0" meta:page-count="1" meta:paragraph-count="15" meta:word-count="430" meta:character-count="2619"/>
    <meta:user-defined meta:name="Info 1"/>
    <meta:user-defined meta:name="Info 2"/>
    <meta:user-defined meta:name="Info 3"/>
    <meta:user-defined meta:name="Info 4"/>
  </office:meta>
</office:document-meta>
</file>